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fe2" officeooo:paragraph-rsid="001c5fe2"/>
    </style:style>
    <style:style style:name="P2" style:family="paragraph" style:parent-style-name="Standard">
      <style:text-properties officeooo:rsid="00212447" officeooo:paragraph-rsid="00212447"/>
    </style:style>
    <style:style style:name="T1" style:family="text">
      <style:text-properties officeooo:rsid="001e3839"/>
    </style:style>
    <style:style style:name="T2" style:family="text">
      <style:text-properties officeooo:rsid="001f2617"/>
    </style:style>
    <style:style style:name="T3" style:family="text">
      <style:text-properties officeooo:rsid="001ff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scientific papers:</text:p>
      <text:p text:style-name="P1"/>
      <text:p text:style-name="P1">- Clear message</text:p>
      <text:p text:style-name="P1">- Result in global context, why are results original or significant</text:p>
      <text:p text:style-name="P1">- Future plan important</text:p>
      <text:p text:style-name="P1">- Clear key message</text:p>
      <text:p text:style-name="P1">- What did you do should be answered throughout the paper</text:p>
      <text:p text:style-name="P1">- Always think your reader is tired and busy</text:p>
      <text:p text:style-name="P1">- <text:span text:style-name="T1">make it for everybody to understand, also accesible to non-speciallist</text:span></text:p>
      <text:p text:style-name="P1">- <text:span text:style-name="T2">from text I most be able to replicate study</text:span></text:p>
      <text:p text:style-name="P1">- <text:span text:style-name="T3">Abreviate only if you use 5 times or more</text:span></text:p>
      <text:p text:style-name="P1"/>
      <text:p text:style-name="P2">questions prof.</text:p>
      <text:p text:style-name="P2">-PD known or must be defined</text:p>
      <text:p text:style-name="P2">- Min amount of repetition for abbreviation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7:18:38.972588382</meta:creation-date>
    <meta:editing-duration>PT6M29S</meta:editing-duration>
    <meta:editing-cycles>2</meta:editing-cycles>
    <meta:generator>LibreOffice/7.3.7.2$Linux_X86_64 LibreOffice_project/30$Build-2</meta:generator>
    <dc:date>2023-04-09T17:25:06.987358459</dc:date>
    <meta:document-statistic meta:table-count="0" meta:image-count="0" meta:object-count="0" meta:page-count="1" meta:paragraph-count="13" meta:word-count="92" meta:character-count="499" meta:non-whitespace-character-count="420"/>
  </office:meta>
</office:document-meta>
</file>